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left="0cm" fo:margin-right="0cm" fo:text-indent="0cm" style:auto-text-indent="false"/>
      <style:text-properties fo:background-color="#fafafa"/>
    </style:style>
    <style:style style:name="P3" style:family="paragraph" style:parent-style-name="Standard">
      <style:paragraph-properties fo:margin-top="0cm" fo:margin-bottom="0.499cm" style:contextual-spacing="false"/>
      <style:text-properties fo:background-color="#fafafa"/>
    </style:style>
    <style:style style:name="P4" style:family="paragraph" style:parent-style-name="Standard">
      <style:paragraph-properties fo:margin-left="0cm" fo:margin-right="0cm" fo:text-indent="0cm" style:auto-text-indent="false"/>
      <style:text-properties fo:color="#383a42" loext:opacity="100%" fo:background-color="#fafafa"/>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T1" style:family="text">
      <style:text-properties fo:color="#a626a4" loext:opacity="100%"/>
    </style:style>
    <style:style style:name="T2" style:family="text">
      <style:text-properties fo:color="#383a42" loext:opacity="100%"/>
    </style:style>
    <style:style style:name="T3" style:family="text">
      <style:text-properties fo:color="#4078f2" loext:opacity="100%"/>
    </style:style>
    <style:style style:name="T4" style:family="text">
      <style:text-properties fo:color="#4078f2" loext:opacity="100%" officeooo:rsid="00181927"/>
    </style:style>
    <style:style style:name="T5" style:family="text">
      <style:text-properties fo:color="#c18401" loext:opacity="100%"/>
    </style:style>
    <style:style style:name="T6" style:family="text">
      <style:text-properties fo:color="#c18401" loext:opacity="100%" officeooo:rsid="00181927"/>
    </style:style>
    <style:style style:name="T7" style:family="text">
      <style:text-properties fo:color="#e45649" loext:opacity="100%"/>
    </style:style>
    <style:style style:name="T8" style:family="text">
      <style:text-properties fo:color="#50a14f" loext:opacity="100%"/>
    </style:style>
    <style:style style:name="T9" style:family="text">
      <style:text-properties officeooo:rsid="00183b62"/>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5">Crear la política:</text:p>
        </text:list-item>
      </text:list>
      <text:p text:style-name="Text_20_body">Primero, necesitas generar una política utilizando el comando artisan:</text:p>
      <text:p text:style-name="P1">bash</text:p>
      <text:p text:style-name="P1"><text:span text:style-name="Source_20_Text">php artisan make:policy VideojuegoPolicy --model=Videojuego</text:span></text:p>
      <text:p text:style-name="Text_20_body">Esto creará un archivo <text:span text:style-name="Source_20_Text">VideojuegoPolicy</text:span> en el directorio <text:span text:style-name="Source_20_Text">app/Policies</text:span>.</text:p>
      <text:list text:style-name="L2">
        <text:list-item>
          <text:p text:style-name="P6">Definir la lógica de autorización en la política:</text:p>
        </text:list-item>
      </text:list>
      <text:p text:style-name="Text_20_body">Abre el archivo <text:span text:style-name="Source_20_Text">VideojuegoPolicy</text:span> que acabas de crear y define el método <text:span text:style-name="Source_20_Text">view</text:span> que determina si un usuario puede ver un videojuego específico:</text:p>
      <text:p text:style-name="P1">php</text:p>
      <text:p text:style-name="P3"><text:span text:style-name="T1">public</text:span><text:span text:style-name="T2"> </text:span><text:span text:style-name="T1">function</text:span><text:span text:style-name="T2"> </text:span><text:span text:style-name="T3">us</text:span><text:span text:style-name="T4">uario</text:span><text:span text:style-name="T3">s</text:span><text:span text:style-name="T2">(): </text:span><text:span text:style-name="T5">BelongsToMany</text:span></text:p>
      <text:p text:style-name="P4">    {</text:p>
      <text:p text:style-name="P2"><text:span text:style-name="T2">        </text:span><text:span text:style-name="T1">return</text:span><text:span text:style-name="T2"> </text:span><text:span text:style-name="T7">$this</text:span><text:span text:style-name="T2">-&gt;</text:span><text:span text:style-name="T3">belongsToMany</text:span><text:span text:style-name="T2">(</text:span><text:span text:style-name="T5">User</text:span><text:span text:style-name="T2">::</text:span><text:span text:style-name="T1">class</text:span><text:span text:style-name="T2">,  </text:span><text:span text:style-name="T8">'posesiones'</text:span><text:span text:style-name="T2">);</text:span></text:p>
      <text:p text:style-name="P4">    }</text:p>
      <text:p text:style-name="P1"/>
      <text:p text:style-name="P3"><text:span text:style-name="T1">public</text:span><text:span text:style-name="T2"> </text:span><text:span text:style-name="T1">function</text:span><text:span text:style-name="T2"> </text:span><text:span text:style-name="T4">videojuegos</text:span><text:span text:style-name="T2">(): </text:span><text:span text:style-name="T5">BelongsToMany</text:span></text:p>
      <text:p text:style-name="P4">    {</text:p>
      <text:p text:style-name="P2"><text:span text:style-name="T2">        </text:span><text:span text:style-name="T1">return</text:span><text:span text:style-name="T2"> </text:span><text:span text:style-name="T7">$this</text:span><text:span text:style-name="T2">-&gt;</text:span><text:span text:style-name="T3">belongsToMany</text:span><text:span text:style-name="T2">(</text:span><text:span text:style-name="T6">Videojuegos</text:span><text:span text:style-name="T2">::</text:span><text:span text:style-name="T1">class</text:span><text:span text:style-name="T2">,  </text:span><text:span text:style-name="T8">'posesiones'</text:span><text:span text:style-name="T2">);</text:span></text:p>
      <text:p text:style-name="P4">    }</text:p>
      <text:p text:style-name="Preformatted_20_Text"><text:span text:style-name="Source_20_Text">&lt;?php</text:span></text:p>
      <text:p text:style-name="Preformatted_20_Text"/>
      <text:p text:style-name="Preformatted_20_Text"><text:span text:style-name="Source_20_Text">namespace App\Policies;</text:span></text:p>
      <text:p text:style-name="Preformatted_20_Text"/>
      <text:p text:style-name="Preformatted_20_Text"><text:span text:style-name="Source_20_Text">use App\Models\User;</text:span></text:p>
      <text:p text:style-name="Preformatted_20_Text"><text:span text:style-name="Source_20_Text">use App\Models\Videojuego;</text:span></text:p>
      <text:p text:style-name="Preformatted_20_Text"/>
      <text:p text:style-name="Preformatted_20_Text"><text:span text:style-name="Source_20_Text">class VideojuegoPolicy</text:span></text:p>
      <text:p text:style-name="Preformatted_20_Text"><text:span text:style-name="Source_20_Text">{</text:span></text:p>
      <text:p text:style-name="Preformatted_20_Text"><text:span text:style-name="Source_20_Text"><text:s text:c="4"/>public function view(User $user, Videojuego $videojuego)</text:span></text:p>
      <text:p text:style-name="Preformatted_20_Text"><text:span text:style-name="Source_20_Text"><text:s text:c="4"/>{</text:span></text:p>
      <text:p text:style-name="Preformatted_20_Text"><text:span text:style-name="Source_20_Text"><text:s text:c="8"/>// Verifica si el usuario posee el videojuego</text:span></text:p>
      <text:p text:style-name="Preformatted_20_Text"><text:span text:style-name="Source_20_Text"><text:s text:c="8"/>return $user-&gt;videojuegos-&gt;contains($videojuego);</text:span></text:p>
      <text:p text:style-name="Preformatted_20_Text"><text:span text:style-name="Source_20_Text"><text:s text:c="4"/>}</text:span></text:p>
      <text:p text:style-name="P1"><text:span text:style-name="Source_20_Text">}</text:span></text:p>
      <text:list text:style-name="L3">
        <text:list-item>
          <text:p text:style-name="P7">Registrar la política:</text:p>
        </text:list-item>
      </text:list>
      <text:p text:style-name="Text_20_body">Registra la política en el archivo <text:span text:style-name="Source_20_Text">AuthServiceProvider</text:span> que se encuentra en el directorio <text:span text:style-name="Source_20_Text">app/Providers</text:span>.</text:p>
      <text:p text:style-name="P1">php</text:p>
      <text:p text:style-name="Preformatted_20_Text"><text:span text:style-name="Source_20_Text">use App\Models\Videojuego;</text:span></text:p>
      <text:p text:style-name="Preformatted_20_Text"><text:span text:style-name="Source_20_Text">use App\Policies\VideojuegoPolicy;</text:span></text:p>
      <text:p text:style-name="Preformatted_20_Text"/>
      <text:p text:style-name="Preformatted_20_Text"><text:span text:style-name="Source_20_Text">protected $policies = [</text:span></text:p>
      <text:p text:style-name="Preformatted_20_Text"><text:span text:style-name="Source_20_Text"><text:s text:c="4"/>Videojuego::class =&gt; VideojuegoPolicy::class,</text:span></text:p>
      <text:p text:style-name="P1"><text:span text:style-name="Source_20_Text">];</text:span></text:p>
      <text:list text:style-name="L4">
        <text:list-header>
          <text:p text:style-name="P8"><text:soft-page-break/><text:span text:style-name="T9">4 </text:span>Usar la política en tu controlador o en las rutas:</text:p>
        </text:list-header>
      </text:list>
      <text:p text:style-name="Text_20_body">En tu controlador o en el archivo de rutas, puedes utilizar la política para verificar si el usuario tiene acceso al videojuego antes de mostrar la vista:</text:p>
      <text:p text:style-name="P1">php</text:p>
      <text:p text:style-name="Preformatted_20_Text"><text:span text:style-name="Source_20_Text">use App\Models\Videojuego;</text:span></text:p>
      <text:p text:style-name="Preformatted_20_Text"/>
      <text:p text:style-name="Preformatted_20_Text"><text:span text:style-name="Source_20_Text">public function show(Videojuego $videojuego)</text:span></text:p>
      <text:p text:style-name="Preformatted_20_Text"><text:span text:style-name="Source_20_Text">{</text:span></text:p>
      <text:p text:style-name="Preformatted_20_Text"><text:span text:style-name="Source_20_Text"><text:s text:c="4"/>$this-&gt;authorize('view', $videojuego);</text:span></text:p>
      <text:p text:style-name="Preformatted_20_Text"/>
      <text:p text:style-name="Preformatted_20_Text"><text:span text:style-name="Source_20_Text"><text:s text:c="4"/>// Si el usuario tiene acceso al videojuego, mostrar la vista</text:span></text:p>
      <text:p text:style-name="Preformatted_20_Text"><text:span text:style-name="Source_20_Text"><text:s text:c="4"/>return view('videojuego.show', compact('videojuego'));</text:span></text:p>
      <text:p text:style-name="P1"><text:span text:style-name="Source_20_Text">}</text:span></text:p>
      <text:p text:style-name="Text_20_body">Con estos pasos, Laravel verificará automáticamente si el usuario tiene acceso al videojuego antes de mostrar la vista correspondiente. Si el usuario no tiene acceso, Laravel devolverá un error de autorizació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13:00:11.231000000</meta:creation-date>
    <dc:date>2024-03-05T13:05:57.047000000</dc:date>
    <meta:editing-duration>PT5M46S</meta:editing-duration>
    <meta:editing-cycles>2</meta:editing-cycles>
    <meta:generator>LibreOffice/7.6.2.1$Windows_X86_64 LibreOffice_project/56f7684011345957bbf33a7ee678afaf4d2ba333</meta:generator>
    <meta:document-statistic meta:table-count="0" meta:image-count="0" meta:object-count="0" meta:page-count="2" meta:paragraph-count="47" meta:word-count="234" meta:character-count="1855" meta:non-whitespace-character-count="1594"/>
  </office:meta>
</office:document-meta>
</file>